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375" calcext:value-type="float">
            <text:p>2.33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020833" calcext:value-type="float">
            <text:p>3.02083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4625" calcext:value-type="float">
            <text:p>3.462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99375" calcext:value-type="float">
            <text:p>3.993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1875" calcext:value-type="float">
            <text:p>4.18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877917" calcext:value-type="float">
            <text:p>4.877917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5.19875" calcext:value-type="float">
            <text:p>5.198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6.045833" calcext:value-type="float">
            <text:p>6.04583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5.525" calcext:value-type="float">
            <text:p>5.5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602083" calcext:value-type="float">
            <text:p>4.60208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6.420298" calcext:value-type="float">
            <text:p>6.420298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6.686667" calcext:value-type="float">
            <text:p>6.68666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6.650595" calcext:value-type="float">
            <text:p>6.65059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6.627083" calcext:value-type="float">
            <text:p>6.62708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7.860625" calcext:value-type="float">
            <text:p>7.8606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7.110278" calcext:value-type="float">
            <text:p>7.11027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964643" calcext:value-type="float">
            <text:p>5.964643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870238" calcext:value-type="float">
            <text:p>5.870238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564448" calcext:value-type="float">
            <text:p>6.56444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787668" calcext:value-type="float">
            <text:p>5.78766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6.693775" calcext:value-type="float">
            <text:p>6.6937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883155" calcext:value-type="float">
            <text:p>5.88315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5.601845" calcext:value-type="float">
            <text:p>5.6018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67395" calcext:value-type="float">
            <text:p>5.46739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014085" calcext:value-type="float">
            <text:p>5.01408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540774" calcext:value-type="float">
            <text:p>5.540774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7.51071" calcext:value-type="float">
            <text:p>7.5107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6.318643" calcext:value-type="float">
            <text:p>6.318643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7.547949" calcext:value-type="float">
            <text:p>7.54794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8.096796" calcext:value-type="float">
            <text:p>8.09679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8.113725" calcext:value-type="float">
            <text:p>8.1137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10.446641" calcext:value-type="float">
            <text:p>10.446641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6.575263" calcext:value-type="float">
            <text:p>6.57526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6.763919" calcext:value-type="float">
            <text:p>6.76391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5.550335" calcext:value-type="float">
            <text:p>5.55033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6.648557" calcext:value-type="float">
            <text:p>6.64855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7.179911" calcext:value-type="float">
            <text:p>7.17991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6.376071" calcext:value-type="float">
            <text:p>6.376071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6.597977" calcext:value-type="float">
            <text:p>6.59797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6.427513" calcext:value-type="float">
            <text:p>6.42751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6.171161" calcext:value-type="float">
            <text:p>6.17116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5.427356" calcext:value-type="float">
            <text:p>5.427356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5.316209" calcext:value-type="float">
            <text:p>5.316209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5.868424" calcext:value-type="float">
            <text:p>5.86842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5.467584" calcext:value-type="float">
            <text:p>5.46758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101991" calcext:value-type="float">
            <text:p>4.101991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644764" calcext:value-type="float">
            <text:p>3.64476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73306" calcext:value-type="float">
            <text:p>2.973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813911" calcext:value-type="float">
            <text:p>3.81391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46255" calcext:value-type="float">
            <text:p>3.04625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64865" calcext:value-type="float">
            <text:p>3.06486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842719" calcext:value-type="float">
            <text:p>3.84271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747301" calcext:value-type="float">
            <text:p>3.747301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680544" calcext:value-type="float">
            <text:p>4.68054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59226" calcext:value-type="float">
            <text:p>3.55922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974035" calcext:value-type="float">
            <text:p>3.97403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253681" calcext:value-type="float">
            <text:p>4.253681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65209" calcext:value-type="float">
            <text:p>3.65209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99352" calcext:value-type="float">
            <text:p>3.699352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651229" calcext:value-type="float">
            <text:p>4.65122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356876" calcext:value-type="float">
            <text:p>4.35687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41374" calcext:value-type="float">
            <text:p>4.4137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417341" calcext:value-type="float">
            <text:p>4.417341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750757" calcext:value-type="float">
            <text:p>5.75075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562587" calcext:value-type="float">
            <text:p>4.56258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276197" calcext:value-type="float">
            <text:p>4.276197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746615" calcext:value-type="float">
            <text:p>5.74661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614367" calcext:value-type="float">
            <text:p>5.614367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747216" calcext:value-type="float">
            <text:p>4.747216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75079" calcext:value-type="float">
            <text:p>3.67507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632768" calcext:value-type="float">
            <text:p>4.632768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750015" calcext:value-type="float">
            <text:p>4.75001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242195" calcext:value-type="float">
            <text:p>3.2421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162693" calcext:value-type="float">
            <text:p>3.162693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948402" calcext:value-type="float">
            <text:p>4.94840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269851" calcext:value-type="float">
            <text:p>5.26985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021558" calcext:value-type="float">
            <text:p>5.02155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777594" calcext:value-type="float">
            <text:p>3.77759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508785" calcext:value-type="float">
            <text:p>4.50878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636201" calcext:value-type="float">
            <text:p>3.63620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753116" calcext:value-type="float">
            <text:p>4.753116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190357" calcext:value-type="float">
            <text:p>5.19035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911467" calcext:value-type="float">
            <text:p>5.91146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155905" calcext:value-type="float">
            <text:p>5.15590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928328" calcext:value-type="float">
            <text:p>3.92832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11931" calcext:value-type="float">
            <text:p>3.31193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723802" calcext:value-type="float">
            <text:p>4.72380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03531" calcext:value-type="float">
            <text:p>3.80353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984235" calcext:value-type="float">
            <text:p>3.98423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22503" calcext:value-type="float">
            <text:p>3.22250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75824" calcext:value-type="float">
            <text:p>3.7582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11419" calcext:value-type="float">
            <text:p>3.31141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1366" calcext:value-type="float">
            <text:p>3.2136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44448" calcext:value-type="float">
            <text:p>3.24444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372676" calcext:value-type="float">
            <text:p>2.37267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79522" calcext:value-type="float">
            <text:p>2.7952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375384" calcext:value-type="float">
            <text:p>2.37538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710677" calcext:value-type="float">
            <text:p>2.7106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74525" calcext:value-type="float">
            <text:p>2.9745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638966" calcext:value-type="float">
            <text:p>2.638966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87136" calcext:value-type="float">
            <text:p>2.68713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834336" calcext:value-type="float">
            <text:p>2.834336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394758" calcext:value-type="float">
            <text:p>3.39475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081985" calcext:value-type="float">
            <text:p>3.08198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155519" calcext:value-type="float">
            <text:p>3.15551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36279" calcext:value-type="float">
            <text:p>3.336279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072099" calcext:value-type="float">
            <text:p>3.072099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4416" calcext:value-type="float">
            <text:p>3.2441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153233" calcext:value-type="float">
            <text:p>3.15323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050981" calcext:value-type="float">
            <text:p>4.05098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309676" calcext:value-type="float">
            <text:p>4.30967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609858" calcext:value-type="float">
            <text:p>3.60985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96611" calcext:value-type="float">
            <text:p>3.496611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20015" calcext:value-type="float">
            <text:p>3.72001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248302" calcext:value-type="float">
            <text:p>3.24830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058379" calcext:value-type="float">
            <text:p>3.05837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2.861423" calcext:value-type="float">
            <text:p>2.861423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044967" calcext:value-type="float">
            <text:p>4.044967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804661" calcext:value-type="float">
            <text:p>3.80466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152693" calcext:value-type="float">
            <text:p>3.15269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756503" calcext:value-type="float">
            <text:p>3.75650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425758" calcext:value-type="float">
            <text:p>3.42575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065183" calcext:value-type="float">
            <text:p>3.065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26334" calcext:value-type="float">
            <text:p>3.42633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36642" calcext:value-type="float">
            <text:p>2.93664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688318" calcext:value-type="float">
            <text:p>2.688318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1085" calcext:value-type="float">
            <text:p>3.6108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837991" calcext:value-type="float">
            <text:p>3.83799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296104" calcext:value-type="float">
            <text:p>4.29610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210087" calcext:value-type="float">
            <text:p>4.210087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135141" calcext:value-type="float">
            <text:p>4.135141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169786" calcext:value-type="float">
            <text:p>3.169786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205809" calcext:value-type="float">
            <text:p>3.205809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405252" calcext:value-type="float">
            <text:p>4.405252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164339" calcext:value-type="float">
            <text:p>3.16433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458546" calcext:value-type="float">
            <text:p>3.45854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784736" calcext:value-type="float">
            <text:p>2.78473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298826" calcext:value-type="float">
            <text:p>3.29882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570565" calcext:value-type="float">
            <text:p>3.57056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134728" calcext:value-type="float">
            <text:p>4.13472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83599" calcext:value-type="float">
            <text:p>3.18359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775739" calcext:value-type="float">
            <text:p>2.775739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120585" calcext:value-type="float">
            <text:p>3.12058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10812" calcext:value-type="float">
            <text:p>3.510812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00099" calcext:value-type="float">
            <text:p>3.500099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548516" calcext:value-type="float">
            <text:p>3.548516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735575" calcext:value-type="float">
            <text:p>3.7355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64271" calcext:value-type="float">
            <text:p>2.964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307773" calcext:value-type="float">
            <text:p>4.30777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12037" calcext:value-type="float">
            <text:p>3.012037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964036" calcext:value-type="float">
            <text:p>2.96403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244566" calcext:value-type="float">
            <text:p>3.244566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261816" calcext:value-type="float">
            <text:p>3.26181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009914" calcext:value-type="float">
            <text:p>4.00991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237664" calcext:value-type="float">
            <text:p>3.237664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38186" calcext:value-type="float">
            <text:p>3.138186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916626" calcext:value-type="float">
            <text:p>3.916626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728213" calcext:value-type="float">
            <text:p>3.728213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993745" calcext:value-type="float">
            <text:p>2.99374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131539" calcext:value-type="float">
            <text:p>4.13153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633336" calcext:value-type="float">
            <text:p>3.63333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482204" calcext:value-type="float">
            <text:p>3.48220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76885" calcext:value-type="float">
            <text:p>3.87688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058094" calcext:value-type="float">
            <text:p>5.05809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280986" calcext:value-type="float">
            <text:p>4.28098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150825" calcext:value-type="float">
            <text:p>4.1508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352153" calcext:value-type="float">
            <text:p>5.35215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778301" calcext:value-type="float">
            <text:p>4.77830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828811" calcext:value-type="float">
            <text:p>4.82881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77771" calcext:value-type="float">
            <text:p>3.677771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773174" calcext:value-type="float">
            <text:p>3.77317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748487" calcext:value-type="float">
            <text:p>3.748487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016371" calcext:value-type="float">
            <text:p>3.0163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197122" calcext:value-type="float">
            <text:p>3.197122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429997" calcext:value-type="float">
            <text:p>4.429997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991268" calcext:value-type="float">
            <text:p>4.99126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811367" calcext:value-type="float">
            <text:p>4.811367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476354" calcext:value-type="float">
            <text:p>3.47635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227003" calcext:value-type="float">
            <text:p>4.227003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26537" calcext:value-type="float">
            <text:p>3.2653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711395" calcext:value-type="float">
            <text:p>3.71139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369202" calcext:value-type="float">
            <text:p>4.36920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066779" calcext:value-type="float">
            <text:p>5.066779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3266" calcext:value-type="float">
            <text:p>4.326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42858" calcext:value-type="float">
            <text:p>3.74285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207905" calcext:value-type="float">
            <text:p>3.20790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433303" calcext:value-type="float">
            <text:p>4.43330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31137" calcext:value-type="float">
            <text:p>3.831137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9396" calcext:value-type="float">
            <text:p>3.69396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040826" calcext:value-type="float">
            <text:p>3.04082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84871" calcext:value-type="float">
            <text:p>3.184871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24203" calcext:value-type="float">
            <text:p>3.32420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41844" calcext:value-type="float">
            <text:p>3.54184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711029" calcext:value-type="float">
            <text:p>2.71102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46585" calcext:value-type="float">
            <text:p>3.24658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67762" calcext:value-type="float">
            <text:p>2.66776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002161" calcext:value-type="float">
            <text:p>3.0021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377712" calcext:value-type="float">
            <text:p>3.37771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23011" calcext:value-type="float">
            <text:p>2.82301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11221" calcext:value-type="float">
            <text:p>2.81122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326842" calcext:value-type="float">
            <text:p>3.32684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73692" calcext:value-type="float">
            <text:p>3.97369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401939" calcext:value-type="float">
            <text:p>3.40193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4263" calcext:value-type="float">
            <text:p>3.24263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571026" calcext:value-type="float">
            <text:p>3.57102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64904" calcext:value-type="float">
            <text:p>3.164904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62351" calcext:value-type="float">
            <text:p>3.26235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38891" calcext:value-type="float">
            <text:p>3.43889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548822" calcext:value-type="float">
            <text:p>4.54882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720192" calcext:value-type="float">
            <text:p>4.720192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878403" calcext:value-type="float">
            <text:p>3.87840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160094" calcext:value-type="float">
            <text:p>4.16009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833646" calcext:value-type="float">
            <text:p>3.83364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528882" calcext:value-type="float">
            <text:p>3.52888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378752" calcext:value-type="float">
            <text:p>3.37875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126882" calcext:value-type="float">
            <text:p>3.12688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68471" calcext:value-type="float">
            <text:p>4.6847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238456" calcext:value-type="float">
            <text:p>4.23845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614545" calcext:value-type="float">
            <text:p>3.61454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11674" calcext:value-type="float">
            <text:p>4.21167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840821" calcext:value-type="float">
            <text:p>3.840821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280927" calcext:value-type="float">
            <text:p>3.2809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27455" calcext:value-type="float">
            <text:p>3.62745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406917" calcext:value-type="float">
            <text:p>3.40691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6.536508" calcext:value-type="float">
            <text:p>16.536508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0.279496" calcext:value-type="float">
            <text:p>20.279496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17.733096" calcext:value-type="float">
            <text:p>17.7330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722732" calcext:value-type="float">
            <text:p>4.7227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094427" calcext:value-type="float">
            <text:p>3.0944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88432" calcext:value-type="float">
            <text:p>2.5884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1864" calcext:value-type="float">
            <text:p>2.318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36047" calcext:value-type="float">
            <text:p>2.1360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96223" calcext:value-type="float">
            <text:p>1.9962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85402" calcext:value-type="float">
            <text:p>1.8854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98697" calcext:value-type="float">
            <text:p>1.7986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24532" calcext:value-type="float">
            <text:p>1.7245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6051" calcext:value-type="float">
            <text:p>1.660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03831" calcext:value-type="float">
            <text:p>1.6038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54052" calcext:value-type="float">
            <text:p>1.5540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08041" calcext:value-type="float">
            <text:p>1.508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65306" calcext:value-type="float">
            <text:p>1.4653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25664" calcext:value-type="float">
            <text:p>1.425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89723" calcext:value-type="float">
            <text:p>1.3897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5614" calcext:value-type="float">
            <text:p>1.356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2453" calcext:value-type="float">
            <text:p>1.324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.612987" calcext:value-type="float">
            <text:p>48.6129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.865828" calcext:value-type="float">
            <text:p>39.8658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.304006" calcext:value-type="float">
            <text:p>29.304006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74818" calcext:value-type="float">
            <text:p>2.97481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958056" calcext:value-type="float">
            <text:p>2.95805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079606" calcext:value-type="float">
            <text:p>3.079606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37027" calcext:value-type="float">
            <text:p>3.13702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438404" calcext:value-type="float">
            <text:p>3.43840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012499" calcext:value-type="float">
            <text:p>3.01249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54647" calcext:value-type="float">
            <text:p>2.954647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06268" calcext:value-type="float">
            <text:p>3.70626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008996" calcext:value-type="float">
            <text:p>4.00899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683803" calcext:value-type="float">
            <text:p>2.68380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629505" calcext:value-type="float">
            <text:p>3.62950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266706" calcext:value-type="float">
            <text:p>3.26670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309968" calcext:value-type="float">
            <text:p>3.309968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609497" calcext:value-type="float">
            <text:p>3.609497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875066" calcext:value-type="float">
            <text:p>4.875066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370645" calcext:value-type="float">
            <text:p>4.37064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321105" calcext:value-type="float">
            <text:p>4.32110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283972" calcext:value-type="float">
            <text:p>5.283972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727487" calcext:value-type="float">
            <text:p>4.727487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645864" calcext:value-type="float">
            <text:p>4.645864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48927" calcext:value-type="float">
            <text:p>3.4892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483645" calcext:value-type="float">
            <text:p>3.48364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25138" calcext:value-type="float">
            <text:p>3.525138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158809" calcext:value-type="float">
            <text:p>3.1588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91354" calcext:value-type="float">
            <text:p>3.69135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496606" calcext:value-type="float">
            <text:p>4.496606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883977" calcext:value-type="float">
            <text:p>4.88397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303581" calcext:value-type="float">
            <text:p>5.30358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705816" calcext:value-type="float">
            <text:p>5.70581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74401" calcext:value-type="float">
            <text:p>5.7440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951722" calcext:value-type="float">
            <text:p>4.95172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067713" calcext:value-type="float">
            <text:p>4.06771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30772" calcext:value-type="float">
            <text:p>4.3077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937251" calcext:value-type="float">
            <text:p>4.937251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145564" calcext:value-type="float">
            <text:p>4.14556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54684" calcext:value-type="float">
            <text:p>3.54684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020972" calcext:value-type="float">
            <text:p>3.02097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072174" calcext:value-type="float">
            <text:p>4.07217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431627" calcext:value-type="float">
            <text:p>3.431627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41852" calcext:value-type="float">
            <text:p>3.44185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931373" calcext:value-type="float">
            <text:p>2.93137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79541" calcext:value-type="float">
            <text:p>2.979541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167159" calcext:value-type="float">
            <text:p>3.16715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381057" calcext:value-type="float">
            <text:p>3.381057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385" calcext:value-type="float">
            <text:p>3.738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31912" calcext:value-type="float">
            <text:p>3.03191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44592" calcext:value-type="float">
            <text:p>3.74459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259081" calcext:value-type="float">
            <text:p>3.25908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41255" calcext:value-type="float">
            <text:p>3.5412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97341" calcext:value-type="float">
            <text:p>3.79734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199869" calcext:value-type="float">
            <text:p>3.19986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52854" calcext:value-type="float">
            <text:p>3.152854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332216" calcext:value-type="float">
            <text:p>3.332216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043514" calcext:value-type="float">
            <text:p>4.04351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22396" calcext:value-type="float">
            <text:p>4.2239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63944" calcext:value-type="float">
            <text:p>3.6394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206777" calcext:value-type="float">
            <text:p>4.20677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474167" calcext:value-type="float">
            <text:p>3.47416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218191" calcext:value-type="float">
            <text:p>4.21819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072064" calcext:value-type="float">
            <text:p>4.07206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566173" calcext:value-type="float">
            <text:p>5.56617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6.303069" calcext:value-type="float">
            <text:p>6.30306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5.487301" calcext:value-type="float">
            <text:p>5.48730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437718" calcext:value-type="float">
            <text:p>4.43771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327144" calcext:value-type="float">
            <text:p>5.32714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810512" calcext:value-type="float">
            <text:p>4.81051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550179" calcext:value-type="float">
            <text:p>5.55017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953291" calcext:value-type="float">
            <text:p>4.95329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588643" calcext:value-type="float">
            <text:p>5.588643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286698" calcext:value-type="float">
            <text:p>5.28669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260559" calcext:value-type="float">
            <text:p>4.26055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667681" calcext:value-type="float">
            <text:p>4.66768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836141" calcext:value-type="float">
            <text:p>4.836141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15438" calcext:value-type="float">
            <text:p>3.8154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03305" calcext:value-type="float">
            <text:p>3.90330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600848" calcext:value-type="float">
            <text:p>3.600848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29771" calcext:value-type="float">
            <text:p>3.829771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518992" calcext:value-type="float">
            <text:p>4.518992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984139" calcext:value-type="float">
            <text:p>5.98413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710123" calcext:value-type="float">
            <text:p>5.71012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6.044377" calcext:value-type="float">
            <text:p>6.044377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748031" calcext:value-type="float">
            <text:p>5.748031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618313" calcext:value-type="float">
            <text:p>4.618313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8685" calcext:value-type="float">
            <text:p>3.868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6.082567" calcext:value-type="float">
            <text:p>6.08256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44853" calcext:value-type="float">
            <text:p>4.04485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704856" calcext:value-type="float">
            <text:p>4.70485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412" calcext:value-type="float">
            <text:p>3.5412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220155" calcext:value-type="float">
            <text:p>4.22015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779815" calcext:value-type="float">
            <text:p>4.77981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858426" calcext:value-type="float">
            <text:p>4.858426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172283" calcext:value-type="float">
            <text:p>4.17228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621227" calcext:value-type="float">
            <text:p>3.62122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92866" calcext:value-type="float">
            <text:p>3.49286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309869" calcext:value-type="float">
            <text:p>4.30986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373379" calcext:value-type="float">
            <text:p>4.373379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343878" calcext:value-type="float">
            <text:p>4.34387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693241" calcext:value-type="float">
            <text:p>4.69324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64256" calcext:value-type="float">
            <text:p>3.64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17672" calcext:value-type="float">
            <text:p>6.11767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66485" calcext:value-type="float">
            <text:p>2.96648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30802" calcext:value-type="float">
            <text:p>3.03080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053201" calcext:value-type="float">
            <text:p>3.05320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68943" calcext:value-type="float">
            <text:p>3.16894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427241" calcext:value-type="float">
            <text:p>3.42724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974753" calcext:value-type="float">
            <text:p>2.97475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62382" calcext:value-type="float">
            <text:p>2.962382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89295" calcext:value-type="float">
            <text:p>3.68929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950066" calcext:value-type="float">
            <text:p>3.95006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46308" calcext:value-type="float">
            <text:p>2.846308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649947" calcext:value-type="float">
            <text:p>3.64994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3027" calcext:value-type="float">
            <text:p>3.3027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287677" calcext:value-type="float">
            <text:p>3.28767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535085" calcext:value-type="float">
            <text:p>3.53508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706603" calcext:value-type="float">
            <text:p>4.706603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297929" calcext:value-type="float">
            <text:p>4.29792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203026" calcext:value-type="float">
            <text:p>4.20302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044375" calcext:value-type="float">
            <text:p>5.0443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452821" calcext:value-type="float">
            <text:p>4.45282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808959" calcext:value-type="float">
            <text:p>4.80895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28544" calcext:value-type="float">
            <text:p>3.628544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498035" calcext:value-type="float">
            <text:p>3.49803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03754" calcext:value-type="float">
            <text:p>3.50375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66604" calcext:value-type="float">
            <text:p>2.966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10854" calcext:value-type="float">
            <text:p>3.31085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426942" calcext:value-type="float">
            <text:p>4.42694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703137" calcext:value-type="float">
            <text:p>4.70313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90655" calcext:value-type="float">
            <text:p>4.9065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782054" calcext:value-type="float">
            <text:p>4.78205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454724" calcext:value-type="float">
            <text:p>5.45472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555368" calcext:value-type="float">
            <text:p>4.555368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011181" calcext:value-type="float">
            <text:p>4.01118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259958" calcext:value-type="float">
            <text:p>4.259958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031101" calcext:value-type="float">
            <text:p>5.031101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24147" calcext:value-type="float">
            <text:p>4.02414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64204" calcext:value-type="float">
            <text:p>3.464204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21052" calcext:value-type="float">
            <text:p>2.92105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964792" calcext:value-type="float">
            <text:p>3.96479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424249" calcext:value-type="float">
            <text:p>3.424249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24542" calcext:value-type="float">
            <text:p>3.52454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070258" calcext:value-type="float">
            <text:p>3.07025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061314" calcext:value-type="float">
            <text:p>3.06131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224906" calcext:value-type="float">
            <text:p>3.22490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02659" calcext:value-type="float">
            <text:p>3.502659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99853" calcext:value-type="float">
            <text:p>3.9985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959068" calcext:value-type="float">
            <text:p>2.959068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25031" calcext:value-type="float">
            <text:p>3.62503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97014" calcext:value-type="float">
            <text:p>3.19701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90079" calcext:value-type="float">
            <text:p>3.490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52619" calcext:value-type="float">
            <text:p>3.85261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56199" calcext:value-type="float">
            <text:p>3.25619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276" calcext:value-type="float">
            <text:p>3.127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44416" calcext:value-type="float">
            <text:p>3.244416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79439" calcext:value-type="float">
            <text:p>3.979439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05564" calcext:value-type="float">
            <text:p>3.805564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82707" calcext:value-type="float">
            <text:p>3.58270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159517" calcext:value-type="float">
            <text:p>4.15951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40199" calcext:value-type="float">
            <text:p>3.540199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764214" calcext:value-type="float">
            <text:p>3.76421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043789" calcext:value-type="float">
            <text:p>4.04378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59281" calcext:value-type="float">
            <text:p>5.5928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793486" calcext:value-type="float">
            <text:p>5.79348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90575" calcext:value-type="float">
            <text:p>4.905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592343" calcext:value-type="float">
            <text:p>4.59234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135106" calcext:value-type="float">
            <text:p>5.13510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787429" calcext:value-type="float">
            <text:p>4.78742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526845" calcext:value-type="float">
            <text:p>5.52684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947041" calcext:value-type="float">
            <text:p>4.94704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641544" calcext:value-type="float">
            <text:p>5.64154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37017" calcext:value-type="float">
            <text:p>5.37017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276268" calcext:value-type="float">
            <text:p>4.27626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237291" calcext:value-type="float">
            <text:p>5.23729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311465" calcext:value-type="float">
            <text:p>4.31146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62914" calcext:value-type="float">
            <text:p>3.562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47159" calcext:value-type="float">
            <text:p>3.74715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530596" calcext:value-type="float">
            <text:p>3.530596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40049" calcext:value-type="float">
            <text:p>3.84004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680421" calcext:value-type="float">
            <text:p>4.68042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326847" calcext:value-type="float">
            <text:p>5.326847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618188" calcext:value-type="float">
            <text:p>5.618188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6.055705" calcext:value-type="float">
            <text:p>6.05570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333673" calcext:value-type="float">
            <text:p>5.333673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350746" calcext:value-type="float">
            <text:p>4.350746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579998" calcext:value-type="float">
            <text:p>4.579998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871166" calcext:value-type="float">
            <text:p>5.871166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63305" calcext:value-type="float">
            <text:p>4.06330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706939" calcext:value-type="float">
            <text:p>4.70693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890412" calcext:value-type="float">
            <text:p>3.890412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62502" calcext:value-type="float">
            <text:p>4.062502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475648" calcext:value-type="float">
            <text:p>4.47564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907156" calcext:value-type="float">
            <text:p>4.907156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22391" calcext:value-type="float">
            <text:p>3.82239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635151" calcext:value-type="float">
            <text:p>3.63515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680012" calcext:value-type="float">
            <text:p>3.680012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276484" calcext:value-type="float">
            <text:p>4.27648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239606" calcext:value-type="float">
            <text:p>4.23960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376893" calcext:value-type="float">
            <text:p>4.37689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665195" calcext:value-type="float">
            <text:p>4.66519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617783" calcext:value-type="float">
            <text:p>3.6177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55172" calcext:value-type="float">
            <text:p>6.15517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87697" calcext:value-type="float">
            <text:p>2.987697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979726" calcext:value-type="float">
            <text:p>2.97972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044725" calcext:value-type="float">
            <text:p>3.0447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36845" calcext:value-type="float">
            <text:p>3.13684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415164" calcext:value-type="float">
            <text:p>3.41516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958086" calcext:value-type="float">
            <text:p>2.95808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51632" calcext:value-type="float">
            <text:p>2.951632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62197" calcext:value-type="float">
            <text:p>3.66219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002888" calcext:value-type="float">
            <text:p>4.002888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41195" calcext:value-type="float">
            <text:p>2.84119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649947" calcext:value-type="float">
            <text:p>3.64994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267724" calcext:value-type="float">
            <text:p>3.267724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2518" calcext:value-type="float">
            <text:p>3.2518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504031" calcext:value-type="float">
            <text:p>3.504031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632246" calcext:value-type="float">
            <text:p>4.632246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404155" calcext:value-type="float">
            <text:p>4.40415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301466" calcext:value-type="float">
            <text:p>4.30146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134255" calcext:value-type="float">
            <text:p>5.13425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542575" calcext:value-type="float">
            <text:p>4.5425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813125" calcext:value-type="float">
            <text:p>4.8131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77057" calcext:value-type="float">
            <text:p>3.7705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555266" calcext:value-type="float">
            <text:p>3.555266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638054" calcext:value-type="float">
            <text:p>3.63805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87182" calcext:value-type="float">
            <text:p>2.987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29878" calcext:value-type="float">
            <text:p>3.22987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573268" calcext:value-type="float">
            <text:p>4.57326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803172" calcext:value-type="float">
            <text:p>4.80317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726289" calcext:value-type="float">
            <text:p>4.72628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541698" calcext:value-type="float">
            <text:p>4.541698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454724" calcext:value-type="float">
            <text:p>5.45472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52441" calcext:value-type="float">
            <text:p>4.5244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969782" calcext:value-type="float">
            <text:p>4.96978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335804" calcext:value-type="float">
            <text:p>4.33580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028677" calcext:value-type="float">
            <text:p>5.02867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12273" calcext:value-type="float">
            <text:p>4.01227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568029" calcext:value-type="float">
            <text:p>3.56802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029384" calcext:value-type="float">
            <text:p>3.02938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024555" calcext:value-type="float">
            <text:p>4.02455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485631" calcext:value-type="float">
            <text:p>3.48563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05668" calcext:value-type="float">
            <text:p>3.50566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992335" calcext:value-type="float">
            <text:p>2.99233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62403" calcext:value-type="float">
            <text:p>2.962403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118843" calcext:value-type="float">
            <text:p>3.11884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19877" calcext:value-type="float">
            <text:p>3.219877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3833" calcext:value-type="float">
            <text:p>3.8383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973881" calcext:value-type="float">
            <text:p>2.97388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342" calcext:value-type="float">
            <text:p>3.634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49395" calcext:value-type="float">
            <text:p>3.14939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51232" calcext:value-type="float">
            <text:p>3.451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65143" calcext:value-type="float">
            <text:p>3.765143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142803" calcext:value-type="float">
            <text:p>3.14280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06497" calcext:value-type="float">
            <text:p>3.0649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06533" calcext:value-type="float">
            <text:p>3.20653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788785" calcext:value-type="float">
            <text:p>3.78878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669486" calcext:value-type="float">
            <text:p>3.66948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943757" calcext:value-type="float">
            <text:p>3.94375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93647" calcext:value-type="float">
            <text:p>3.9364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99838" calcext:value-type="float">
            <text:p>3.69983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674094" calcext:value-type="float">
            <text:p>3.67409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896427" calcext:value-type="float">
            <text:p>3.89642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146357" calcext:value-type="float">
            <text:p>5.14635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013852" calcext:value-type="float">
            <text:p>5.013852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356474" calcext:value-type="float">
            <text:p>4.35647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918909" calcext:value-type="float">
            <text:p>3.918909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171392" calcext:value-type="float">
            <text:p>4.17139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924537" calcext:value-type="float">
            <text:p>3.924537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16951" calcext:value-type="float">
            <text:p>3.71695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392822" calcext:value-type="float">
            <text:p>3.39282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297169" calcext:value-type="float">
            <text:p>5.297169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828941" calcext:value-type="float">
            <text:p>4.82894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748912" calcext:value-type="float">
            <text:p>3.74891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489619" calcext:value-type="float">
            <text:p>4.489619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579069" calcext:value-type="float">
            <text:p>4.579069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01944" calcext:value-type="float">
            <text:p>3.801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67499" calcext:value-type="float">
            <text:p>3.86749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995777" calcext:value-type="float">
            <text:p>3.99577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244969" calcext:value-type="float">
            <text:p>3.24496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206891" calcext:value-type="float">
            <text:p>4.20689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75398" calcext:value-type="float">
            <text:p>4.375398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485135" calcext:value-type="float">
            <text:p>4.48513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788251" calcext:value-type="float">
            <text:p>4.78825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307689" calcext:value-type="float">
            <text:p>4.30768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756658" calcext:value-type="float">
            <text:p>3.756658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775099" calcext:value-type="float">
            <text:p>3.775099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19845" calcext:value-type="float">
            <text:p>5.1984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24255" calcext:value-type="float">
            <text:p>4.2425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02002" calcext:value-type="float">
            <text:p>3.902002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67991" calcext:value-type="float">
            <text:p>3.6799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381346" calcext:value-type="float">
            <text:p>3.38134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955712" calcext:value-type="float">
            <text:p>3.95571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503855" calcext:value-type="float">
            <text:p>4.50385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49663" calcext:value-type="float">
            <text:p>3.84966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30316" calcext:value-type="float">
            <text:p>2.930316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214695" calcext:value-type="float">
            <text:p>3.21469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71748" calcext:value-type="float">
            <text:p>3.77174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87079" calcext:value-type="float">
            <text:p>3.87079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20014" calcext:value-type="float">
            <text:p>3.620014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944915" calcext:value-type="float">
            <text:p>3.94491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286542" calcext:value-type="float">
            <text:p>3.286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764853" calcext:value-type="float">
            <text:p>4.76485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28474" calcext:value-type="float">
            <text:p>3.028474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75037" calcext:value-type="float">
            <text:p>3.075037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17133" calcext:value-type="float">
            <text:p>3.317133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273731" calcext:value-type="float">
            <text:p>3.273731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035291" calcext:value-type="float">
            <text:p>4.03529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313473" calcext:value-type="float">
            <text:p>3.31347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37253" calcext:value-type="float">
            <text:p>3.13725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079007" calcext:value-type="float">
            <text:p>4.07900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874644" calcext:value-type="float">
            <text:p>3.87464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112852" calcext:value-type="float">
            <text:p>3.112852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127868" calcext:value-type="float">
            <text:p>4.127868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613666" calcext:value-type="float">
            <text:p>3.61366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473989" calcext:value-type="float">
            <text:p>3.47398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38475" calcext:value-type="float">
            <text:p>3.8384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092287" calcext:value-type="float">
            <text:p>5.09228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356482" calcext:value-type="float">
            <text:p>4.35648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404568" calcext:value-type="float">
            <text:p>4.404568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256455" calcext:value-type="float">
            <text:p>5.25645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746543" calcext:value-type="float">
            <text:p>4.746543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732825" calcext:value-type="float">
            <text:p>4.7328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0792" calcext:value-type="float">
            <text:p>3.60792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797494" calcext:value-type="float">
            <text:p>3.79749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766322" calcext:value-type="float">
            <text:p>3.76632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87504" calcext:value-type="float">
            <text:p>2.987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37064" calcext:value-type="float">
            <text:p>3.23706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551527" calcext:value-type="float">
            <text:p>4.551527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64194" calcext:value-type="float">
            <text:p>4.6419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987248" calcext:value-type="float">
            <text:p>4.98724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511159" calcext:value-type="float">
            <text:p>3.511159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947668" calcext:value-type="float">
            <text:p>3.947668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264274" calcext:value-type="float">
            <text:p>3.264274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375868" calcext:value-type="float">
            <text:p>3.37586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865624" calcext:value-type="float">
            <text:p>3.86562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513398" calcext:value-type="float">
            <text:p>4.51339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84012" calcext:value-type="float">
            <text:p>3.8401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65174" calcext:value-type="float">
            <text:p>3.465174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156337" calcext:value-type="float">
            <text:p>3.15633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997328" calcext:value-type="float">
            <text:p>3.997328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596442" calcext:value-type="float">
            <text:p>3.596442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43252" calcext:value-type="float">
            <text:p>3.44325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63916" calcext:value-type="float">
            <text:p>3.26391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1674" calcext:value-type="float">
            <text:p>3.1167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05496" calcext:value-type="float">
            <text:p>3.0549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97842" calcext:value-type="float">
            <text:p>3.29784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87796" calcext:value-type="float">
            <text:p>3.587796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62736" calcext:value-type="float">
            <text:p>3.06273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74828" calcext:value-type="float">
            <text:p>3.574828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00584" calcext:value-type="float">
            <text:p>3.10058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12673" calcext:value-type="float">
            <text:p>3.412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86835" calcext:value-type="float">
            <text:p>3.68683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142118" calcext:value-type="float">
            <text:p>3.142118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048532" calcext:value-type="float">
            <text:p>3.04853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17894" calcext:value-type="float">
            <text:p>3.21789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41504" calcext:value-type="float">
            <text:p>4.4150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420404" calcext:value-type="float">
            <text:p>4.420404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661837" calcext:value-type="float">
            <text:p>3.66183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070615" calcext:value-type="float">
            <text:p>4.07061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90949" calcext:value-type="float">
            <text:p>3.690949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68273" calcext:value-type="float">
            <text:p>3.96827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126844" calcext:value-type="float">
            <text:p>4.12684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823621" calcext:value-type="float">
            <text:p>5.82362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779995" calcext:value-type="float">
            <text:p>5.77999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476501" calcext:value-type="float">
            <text:p>4.47650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046832" calcext:value-type="float">
            <text:p>4.046832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157747" calcext:value-type="float">
            <text:p>4.15774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18577" calcext:value-type="float">
            <text:p>4.18577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625486" calcext:value-type="float">
            <text:p>3.62548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780727" calcext:value-type="float">
            <text:p>3.78072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246821" calcext:value-type="float">
            <text:p>5.24682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578293" calcext:value-type="float">
            <text:p>5.57829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975766" calcext:value-type="float">
            <text:p>3.97576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62836" calcext:value-type="float">
            <text:p>4.562836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333656" calcext:value-type="float">
            <text:p>4.333656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05353" calcext:value-type="float">
            <text:p>3.805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04063" calcext:value-type="float">
            <text:p>4.10406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786907" calcext:value-type="float">
            <text:p>3.78690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71993" calcext:value-type="float">
            <text:p>3.571993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147415" calcext:value-type="float">
            <text:p>4.14741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73132" calcext:value-type="float">
            <text:p>4.37313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451947" calcext:value-type="float">
            <text:p>4.45194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961344" calcext:value-type="float">
            <text:p>4.961344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776476" calcext:value-type="float">
            <text:p>4.77647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828901" calcext:value-type="float">
            <text:p>3.828901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62891" calcext:value-type="float">
            <text:p>3.462891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64431" calcext:value-type="float">
            <text:p>4.64431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733258" calcext:value-type="float">
            <text:p>3.733258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79564" calcext:value-type="float">
            <text:p>3.579564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081398" calcext:value-type="float">
            <text:p>3.081398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492306" calcext:value-type="float">
            <text:p>3.49230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499089" calcext:value-type="float">
            <text:p>3.499089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094033" calcext:value-type="float">
            <text:p>4.09403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493159" calcext:value-type="float">
            <text:p>3.49315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78837" calcext:value-type="float">
            <text:p>2.97883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014945" calcext:value-type="float">
            <text:p>3.01494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378282" calcext:value-type="float">
            <text:p>3.378282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451438" calcext:value-type="float">
            <text:p>3.45143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514638" calcext:value-type="float">
            <text:p>3.51463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783554" calcext:value-type="float">
            <text:p>3.78355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87786" calcext:value-type="float">
            <text:p>2.987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63773" calcext:value-type="float">
            <text:p>4.6377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19328" calcext:value-type="float">
            <text:p>3.01932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29474" calcext:value-type="float">
            <text:p>3.02947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200004" calcext:value-type="float">
            <text:p>3.20000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7445" calcext:value-type="float">
            <text:p>3.1744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87325" calcext:value-type="float">
            <text:p>3.7873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202886" calcext:value-type="float">
            <text:p>3.20288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99762" calcext:value-type="float">
            <text:p>2.999762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72292" calcext:value-type="float">
            <text:p>3.87229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744685" calcext:value-type="float">
            <text:p>3.74468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81376" calcext:value-type="float">
            <text:p>2.88137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964623" calcext:value-type="float">
            <text:p>3.964623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416049" calcext:value-type="float">
            <text:p>3.41604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44037" calcext:value-type="float">
            <text:p>3.4403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732325" calcext:value-type="float">
            <text:p>3.7323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844035" calcext:value-type="float">
            <text:p>4.84403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121118" calcext:value-type="float">
            <text:p>4.121118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115821" calcext:value-type="float">
            <text:p>4.11582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08918" calcext:value-type="float">
            <text:p>5.08918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577201" calcext:value-type="float">
            <text:p>4.57720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565989" calcext:value-type="float">
            <text:p>4.56598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471287" calcext:value-type="float">
            <text:p>3.47128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05753" calcext:value-type="float">
            <text:p>3.605753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66845" calcext:value-type="float">
            <text:p>3.6684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878389" calcext:value-type="float">
            <text:p>2.8783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63216" calcext:value-type="float">
            <text:p>2.963216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93861" calcext:value-type="float">
            <text:p>4.09386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426367" calcext:value-type="float">
            <text:p>4.42636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52879" calcext:value-type="float">
            <text:p>4.55287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411434" calcext:value-type="float">
            <text:p>3.41143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795134" calcext:value-type="float">
            <text:p>3.79513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043278" calcext:value-type="float">
            <text:p>3.043278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242475" calcext:value-type="float">
            <text:p>3.2424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79638" calcext:value-type="float">
            <text:p>3.779638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368194" calcext:value-type="float">
            <text:p>4.36819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86954" calcext:value-type="float">
            <text:p>3.68695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278727" calcext:value-type="float">
            <text:p>3.27872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870735" calcext:value-type="float">
            <text:p>2.87073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851042" calcext:value-type="float">
            <text:p>3.85104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313428" calcext:value-type="float">
            <text:p>3.31342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311043" calcext:value-type="float">
            <text:p>3.31104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881163" calcext:value-type="float">
            <text:p>2.88116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837406" calcext:value-type="float">
            <text:p>2.83740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9463" calcext:value-type="float">
            <text:p>2.946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61988" calcext:value-type="float">
            <text:p>2.96198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91208" calcext:value-type="float">
            <text:p>3.59120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848446" calcext:value-type="float">
            <text:p>2.84844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402641" calcext:value-type="float">
            <text:p>3.40264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938033" calcext:value-type="float">
            <text:p>2.938033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35196" calcext:value-type="float">
            <text:p>3.3351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86231" calcext:value-type="float">
            <text:p>3.68623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086761" calcext:value-type="float">
            <text:p>3.08676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936563" calcext:value-type="float">
            <text:p>2.93656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138443" calcext:value-type="float">
            <text:p>3.13844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723016" calcext:value-type="float">
            <text:p>3.72301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08338" calcext:value-type="float">
            <text:p>3.80833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34665" calcext:value-type="float">
            <text:p>3.53466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87053" calcext:value-type="float">
            <text:p>3.8705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438507" calcext:value-type="float">
            <text:p>3.43850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06096" calcext:value-type="float">
            <text:p>3.50609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35211" calcext:value-type="float">
            <text:p>3.63521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067884" calcext:value-type="float">
            <text:p>5.06788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418737" calcext:value-type="float">
            <text:p>5.41873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434341" calcext:value-type="float">
            <text:p>4.43434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881821" calcext:value-type="float">
            <text:p>3.881821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535469" calcext:value-type="float">
            <text:p>4.53546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948603" calcext:value-type="float">
            <text:p>3.94860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506037" calcext:value-type="float">
            <text:p>3.50603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463275" calcext:value-type="float">
            <text:p>3.4632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857383" calcext:value-type="float">
            <text:p>4.857383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012654" calcext:value-type="float">
            <text:p>5.012654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A1:plot_points.A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26.67mm">
            <draw:object draw:notify-on-update-of-ranges="plot_points.B1:plot_points.B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5:13:17.219020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0T15:22:42.555779158</dc:date>
    <meta:editing-duration>PT1H41M3S</meta:editing-duration>
    <meta:editing-cycles>10</meta:editing-cycles>
    <meta:generator>LibreOffice/6.0.7.3$Linux_X86_64 LibreOffice_project/00m0$Build-3</meta:generator>
    <meta:document-statistic meta:table-count="2" meta:cell-count="1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66b3" draw:fill-color="#0066b3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A1:plot_points.A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A1:plot_points.A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A1:plot_points.A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B1:plot_points.B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75">
                <text:p>2.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20833">
                <text:p>3.020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625">
                <text:p>3.4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375">
                <text:p>3.9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77917">
                <text:p>4.877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9875">
                <text:p>5.19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45833">
                <text:p>6.045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2083">
                <text:p>4.602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20298">
                <text:p>6.420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86667">
                <text:p>6.68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50595">
                <text:p>6.650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27083">
                <text:p>6.627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60625">
                <text:p>7.86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10278">
                <text:p>7.110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64643">
                <text:p>5.964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70238">
                <text:p>5.870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64448">
                <text:p>6.564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87668">
                <text:p>5.787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93775">
                <text:p>6.693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83155">
                <text:p>5.883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01845">
                <text:p>5.601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467395">
                <text:p>5.467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4085">
                <text:p>5.014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40774">
                <text:p>5.540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51071">
                <text:p>7.51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18643">
                <text:p>6.318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47949">
                <text:p>7.547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96796">
                <text:p>8.096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113725">
                <text:p>8.113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446641">
                <text:p>10.446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75263">
                <text:p>6.57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763919">
                <text:p>6.763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50335">
                <text:p>5.550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48557">
                <text:p>6.648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79911">
                <text:p>7.179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376071">
                <text:p>6.376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97977">
                <text:p>6.597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27513">
                <text:p>6.4275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171161">
                <text:p>6.171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27356">
                <text:p>5.427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16209">
                <text:p>5.316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68424">
                <text:p>5.868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67584">
                <text:p>5.467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01991">
                <text:p>4.101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44764">
                <text:p>3.644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3306">
                <text:p>2.973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13911">
                <text:p>3.813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46255">
                <text:p>3.046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4865">
                <text:p>3.064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42719">
                <text:p>3.842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47301">
                <text:p>3.747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680544">
                <text:p>4.680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59226">
                <text:p>3.559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4035">
                <text:p>3.97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53681">
                <text:p>4.253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5209">
                <text:p>3.65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99352">
                <text:p>3.699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51229">
                <text:p>4.6512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56876">
                <text:p>4.356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1374">
                <text:p>4.41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17341">
                <text:p>4.417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50757">
                <text:p>5.750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62587">
                <text:p>4.562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76197">
                <text:p>4.276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746615">
                <text:p>5.746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14367">
                <text:p>5.614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47216">
                <text:p>4.747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75079">
                <text:p>3.675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32768">
                <text:p>4.632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0015">
                <text:p>4.750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42195">
                <text:p>3.242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62693">
                <text:p>3.1626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48402">
                <text:p>4.9484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69851">
                <text:p>5.269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21558">
                <text:p>5.021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77594">
                <text:p>3.777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08785">
                <text:p>4.508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36201">
                <text:p>3.6362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53116">
                <text:p>4.753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190357">
                <text:p>5.1903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11467">
                <text:p>5.911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155905">
                <text:p>5.155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28328">
                <text:p>3.92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11931">
                <text:p>3.3119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23802">
                <text:p>4.723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03531">
                <text:p>3.803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84235">
                <text:p>3.984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2503">
                <text:p>3.222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75824">
                <text:p>3.75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11419">
                <text:p>3.3114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1366">
                <text:p>3.213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244448">
                <text:p>3.244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72676">
                <text:p>2.3726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9522">
                <text:p>2.79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75384">
                <text:p>2.375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10677">
                <text:p>2.7106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74525">
                <text:p>2.974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8966">
                <text:p>2.638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87136">
                <text:p>2.6871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34336">
                <text:p>2.834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94758">
                <text:p>3.3947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81985">
                <text:p>3.0819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55519">
                <text:p>3.155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36279">
                <text:p>3.3362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72099">
                <text:p>3.072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4416">
                <text:p>3.244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53233">
                <text:p>3.15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50981">
                <text:p>4.050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09676">
                <text:p>4.309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09858">
                <text:p>3.609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96611">
                <text:p>3.496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20015">
                <text:p>3.720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248302">
                <text:p>3.248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58379">
                <text:p>3.0583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861423">
                <text:p>2.861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44967">
                <text:p>4.044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04661">
                <text:p>3.804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52693">
                <text:p>3.1526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56503">
                <text:p>3.7565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25758">
                <text:p>3.42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65183">
                <text:p>3.065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26334">
                <text:p>3.426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36642">
                <text:p>2.9366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88318">
                <text:p>2.688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1085">
                <text:p>3.61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37991">
                <text:p>3.837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96104">
                <text:p>4.296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210087">
                <text:p>4.210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35141">
                <text:p>4.135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69786">
                <text:p>3.1697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05809">
                <text:p>3.205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05252">
                <text:p>4.405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64339">
                <text:p>3.164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58546">
                <text:p>3.458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4736">
                <text:p>2.7847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98826">
                <text:p>3.2988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70565">
                <text:p>3.5705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34728">
                <text:p>4.1347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183599">
                <text:p>3.1835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75739">
                <text:p>2.7757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20585">
                <text:p>3.1205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10812">
                <text:p>3.510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00099">
                <text:p>3.5000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48516">
                <text:p>3.5485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35575">
                <text:p>3.7355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964271">
                <text:p>2.9642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307773">
                <text:p>4.3077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12037">
                <text:p>3.012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64036">
                <text:p>2.964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44566">
                <text:p>3.244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261816">
                <text:p>3.2618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009914">
                <text:p>4.0099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37664">
                <text:p>3.2376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38186">
                <text:p>3.1381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16626">
                <text:p>3.9166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28213">
                <text:p>3.728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993745">
                <text:p>2.9937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31539">
                <text:p>4.1315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633336">
                <text:p>3.633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82204">
                <text:p>3.4822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76885">
                <text:p>3.8768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58094">
                <text:p>5.0580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80986">
                <text:p>4.280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50825">
                <text:p>4.1508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52153">
                <text:p>5.352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78301">
                <text:p>4.7783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828811">
                <text:p>4.8288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77771">
                <text:p>3.6777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773174">
                <text:p>3.773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48487">
                <text:p>3.7484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16371">
                <text:p>3.016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97122">
                <text:p>3.1971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29997">
                <text:p>4.429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991268">
                <text:p>4.991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811367">
                <text:p>4.8113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76354">
                <text:p>3.476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27003">
                <text:p>4.227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26537">
                <text:p>3.265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11395">
                <text:p>3.71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69202">
                <text:p>4.3692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066779">
                <text:p>5.0667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266">
                <text:p>4.3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742858">
                <text:p>3.742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207905">
                <text:p>3.207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33303">
                <text:p>4.4333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31137">
                <text:p>3.8311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9396">
                <text:p>3.69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40826">
                <text:p>3.0408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84871">
                <text:p>3.184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24203">
                <text:p>3.324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541844">
                <text:p>3.5418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8155">
                <text:p>3.58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11029">
                <text:p>2.7110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246585">
                <text:p>3.2465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667762">
                <text:p>2.6677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02161">
                <text:p>3.002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77712">
                <text:p>3.3777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23011">
                <text:p>2.823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11221">
                <text:p>2.8112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26842">
                <text:p>3.3268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73692">
                <text:p>3.973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01939">
                <text:p>3.401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4263">
                <text:p>3.242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71026">
                <text:p>3.5710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64904">
                <text:p>3.1649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62351">
                <text:p>3.2623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38891">
                <text:p>3.4388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548822">
                <text:p>4.5488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720192">
                <text:p>4.720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78403">
                <text:p>3.8784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160094">
                <text:p>4.160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33646">
                <text:p>3.8336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28882">
                <text:p>3.5288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78752">
                <text:p>3.3787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126882">
                <text:p>3.1268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8471">
                <text:p>4.68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38456">
                <text:p>4.2384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614545">
                <text:p>3.6145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211674">
                <text:p>4.2116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40821">
                <text:p>3.8408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280927">
                <text:p>3.2809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27455">
                <text:p>3.6274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06917">
                <text:p>3.4069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536508">
                <text:p>16.536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279496">
                <text:p>20.2794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733096">
                <text:p>17.7330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22732">
                <text:p>4.7227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94427">
                <text:p>3.0944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88432">
                <text:p>2.588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1864">
                <text:p>2.318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36047">
                <text:p>2.136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96223">
                <text:p>1.9962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85402">
                <text:p>1.8854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98697">
                <text:p>1.7986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24532">
                <text:p>1.7245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6051">
                <text:p>1.660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03831">
                <text:p>1.6038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54052">
                <text:p>1.5540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08041">
                <text:p>1.5080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65306">
                <text:p>1.4653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25664">
                <text:p>1.4256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89723">
                <text:p>1.3897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5614">
                <text:p>1.35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2453">
                <text:p>1.324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8.612987">
                <text:p>48.6129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.865828">
                <text:p>39.8658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304006">
                <text:p>29.30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974818">
                <text:p>2.9748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58056">
                <text:p>2.9580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79606">
                <text:p>3.0796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137027">
                <text:p>3.1370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438404">
                <text:p>3.4384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12499">
                <text:p>3.012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54647">
                <text:p>2.9546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706268">
                <text:p>3.706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008996">
                <text:p>4.0089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83803">
                <text:p>2.683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29505">
                <text:p>3.62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266706">
                <text:p>3.2667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09968">
                <text:p>3.309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609497">
                <text:p>3.6094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875066">
                <text:p>4.8750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370645">
                <text:p>4.3706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321105">
                <text:p>4.321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283972">
                <text:p>5.2839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27487">
                <text:p>4.7274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645864">
                <text:p>4.645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8927">
                <text:p>3.48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83645">
                <text:p>3.4836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525138">
                <text:p>3.5251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58809">
                <text:p>3.1588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91354">
                <text:p>3.6913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496606">
                <text:p>4.4966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83977">
                <text:p>4.8839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303581">
                <text:p>5.303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705816">
                <text:p>5.7058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4401">
                <text:p>5.744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51722">
                <text:p>4.9517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067713">
                <text:p>4.0677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30772">
                <text:p>4.307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937251">
                <text:p>4.9372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45564">
                <text:p>4.1455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54684">
                <text:p>3.546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0972">
                <text:p>3.020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072174">
                <text:p>4.0721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431627">
                <text:p>3.4316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441852">
                <text:p>3.4418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31373">
                <text:p>2.9313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9541">
                <text:p>2.9795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67159">
                <text:p>3.1671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81057">
                <text:p>3.3810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385">
                <text:p>3.73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31912">
                <text:p>3.0319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44592">
                <text:p>3.744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259081">
                <text:p>3.2590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541255">
                <text:p>3.5412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97341">
                <text:p>3.7973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99869">
                <text:p>3.199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52854">
                <text:p>3.1528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332216">
                <text:p>3.3322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43514">
                <text:p>4.0435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22396">
                <text:p>4.223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63944">
                <text:p>3.639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06777">
                <text:p>4.2067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474167">
                <text:p>3.4741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18191">
                <text:p>4.218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072064">
                <text:p>4.0720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566173">
                <text:p>5.5661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03069">
                <text:p>6.3030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487301">
                <text:p>5.487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37718">
                <text:p>4.4377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327144">
                <text:p>5.3271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810512">
                <text:p>4.810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550179">
                <text:p>5.5501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953291">
                <text:p>4.9532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588643">
                <text:p>5.5886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286698">
                <text:p>5.2866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260559">
                <text:p>4.260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667681">
                <text:p>4.6676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836141">
                <text:p>4.8361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815438">
                <text:p>3.8154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03305">
                <text:p>3.903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600848">
                <text:p>3.600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829771">
                <text:p>3.8297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518992">
                <text:p>4.5189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84139">
                <text:p>5.984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710123">
                <text:p>5.7101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044377">
                <text:p>6.0443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748031">
                <text:p>5.7480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618313">
                <text:p>4.6183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8685">
                <text:p>3.86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082567">
                <text:p>6.0825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044853">
                <text:p>4.0448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704856">
                <text:p>4.7048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412">
                <text:p>3.5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20155">
                <text:p>4.2201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779815">
                <text:p>4.7798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858426">
                <text:p>4.8584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72283">
                <text:p>4.1722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621227">
                <text:p>3.6212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2866">
                <text:p>3.4928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09869">
                <text:p>4.309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73379">
                <text:p>4.373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43878">
                <text:p>4.3438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693241">
                <text:p>4.6932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256">
                <text:p>3.64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117672">
                <text:p>6.117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966485">
                <text:p>2.9664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030802">
                <text:p>3.0308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053201">
                <text:p>3.0532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168943">
                <text:p>3.1689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427241">
                <text:p>3.4272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974753">
                <text:p>2.9747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962382">
                <text:p>2.9623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89295">
                <text:p>3.6892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950066">
                <text:p>3.950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846308">
                <text:p>2.846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49947">
                <text:p>3.6499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3027">
                <text:p>3.30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87677">
                <text:p>3.2876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535085">
                <text:p>3.535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706603">
                <text:p>4.7066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297929">
                <text:p>4.2979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203026">
                <text:p>4.2030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044375">
                <text:p>5.044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452821">
                <text:p>4.4528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808959">
                <text:p>4.8089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628544">
                <text:p>3.6285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498035">
                <text:p>3.498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503754">
                <text:p>3.5037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66604">
                <text:p>2.9666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310854">
                <text:p>3.3108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426942">
                <text:p>4.4269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03137">
                <text:p>4.7031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90655">
                <text:p>4.906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782054">
                <text:p>4.7820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454724">
                <text:p>5.4547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55368">
                <text:p>4.5553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011181">
                <text:p>4.0111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259958">
                <text:p>4.2599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31101">
                <text:p>5.0311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024147">
                <text:p>4.0241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464204">
                <text:p>3.4642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21052">
                <text:p>2.9210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64792">
                <text:p>3.9647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24249">
                <text:p>3.4242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24542">
                <text:p>3.5245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70258">
                <text:p>3.0702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061314">
                <text:p>3.0613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24906">
                <text:p>3.2249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502659">
                <text:p>3.5026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853">
                <text:p>3.998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59068">
                <text:p>2.9590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25031">
                <text:p>3.6250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197014">
                <text:p>3.1970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490079">
                <text:p>3.4900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852619">
                <text:p>3.8526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256199">
                <text:p>3.2561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276">
                <text:p>3.12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244416">
                <text:p>3.2444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79439">
                <text:p>3.9794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805564">
                <text:p>3.805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82707">
                <text:p>3.5827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59517">
                <text:p>4.1595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40199">
                <text:p>3.5401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64214">
                <text:p>3.7642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043789">
                <text:p>4.0437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59281">
                <text:p>5.592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93486">
                <text:p>5.7934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90575">
                <text:p>4.905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592343">
                <text:p>4.5923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135106">
                <text:p>5.135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787429">
                <text:p>4.7874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526845">
                <text:p>5.5268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947041">
                <text:p>4.9470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641544">
                <text:p>5.641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37017">
                <text:p>5.370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6268">
                <text:p>4.2762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237291">
                <text:p>5.2372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11465">
                <text:p>4.3114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562914">
                <text:p>3.5629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747159">
                <text:p>3.7471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30596">
                <text:p>3.5305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40049">
                <text:p>3.8400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680421">
                <text:p>4.6804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326847">
                <text:p>5.3268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618188">
                <text:p>5.6181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055705">
                <text:p>6.055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333673">
                <text:p>5.3336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50746">
                <text:p>4.3507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579998">
                <text:p>4.5799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871166">
                <text:p>5.8711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063305">
                <text:p>4.0633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706939">
                <text:p>4.706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890412">
                <text:p>3.8904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062502">
                <text:p>4.0625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75648">
                <text:p>4.4756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07156">
                <text:p>4.9071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822391">
                <text:p>3.8223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635151">
                <text:p>3.635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680012">
                <text:p>3.6800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276484">
                <text:p>4.2764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239606">
                <text:p>4.2396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376893">
                <text:p>4.3768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65195">
                <text:p>4.6651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617783">
                <text:p>3.6177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155172">
                <text:p>6.1551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87697">
                <text:p>2.9876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79726">
                <text:p>2.9797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044725">
                <text:p>3.0447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136845">
                <text:p>3.1368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15164">
                <text:p>3.4151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958086">
                <text:p>2.9580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51632">
                <text:p>2.951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662197">
                <text:p>3.6621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02888">
                <text:p>4.0028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841195">
                <text:p>2.8411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649947">
                <text:p>3.6499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267724">
                <text:p>3.2677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2518">
                <text:p>3.25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504031">
                <text:p>3.5040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32246">
                <text:p>4.6322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404155">
                <text:p>4.4041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301466">
                <text:p>4.3014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134255">
                <text:p>5.1342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542575">
                <text:p>4.5425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13125">
                <text:p>4.813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77057">
                <text:p>3.770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555266">
                <text:p>3.5552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638054">
                <text:p>3.6380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87182">
                <text:p>2.9871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229878">
                <text:p>3.2298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573268">
                <text:p>4.5732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03172">
                <text:p>4.8031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726289">
                <text:p>4.7262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541698">
                <text:p>4.5416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454724">
                <text:p>5.4547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52441">
                <text:p>4.524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69782">
                <text:p>4.9697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335804">
                <text:p>4.335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028677">
                <text:p>5.0286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012273">
                <text:p>4.012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568029">
                <text:p>3.568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29384">
                <text:p>3.0293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24555">
                <text:p>4.0245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5631">
                <text:p>3.485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505668">
                <text:p>3.5056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92335">
                <text:p>2.9923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62403">
                <text:p>2.9624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18843">
                <text:p>3.1188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219877">
                <text:p>3.2198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83833">
                <text:p>3.838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973881">
                <text:p>2.9738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6342">
                <text:p>3.63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49395">
                <text:p>3.1493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451232">
                <text:p>3.4512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765143">
                <text:p>3.7651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142803">
                <text:p>3.1428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06497">
                <text:p>3.064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206533">
                <text:p>3.2065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788785">
                <text:p>3.7887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669486">
                <text:p>3.6694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943757">
                <text:p>3.9437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93647">
                <text:p>3.93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699838">
                <text:p>3.6998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674094">
                <text:p>3.6740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896427">
                <text:p>3.8964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46357">
                <text:p>5.1463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013852">
                <text:p>5.0138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356474">
                <text:p>4.3564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918909">
                <text:p>3.9189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171392">
                <text:p>4.1713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924537">
                <text:p>3.9245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16951">
                <text:p>3.716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392822">
                <text:p>3.3928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97169">
                <text:p>5.2971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828941">
                <text:p>4.8289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748912">
                <text:p>3.7489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489619">
                <text:p>4.489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579069">
                <text:p>4.5790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801944">
                <text:p>3.8019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67499">
                <text:p>3.8674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995777">
                <text:p>3.9957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244969">
                <text:p>3.2449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206891">
                <text:p>4.2068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375398">
                <text:p>4.3753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485135">
                <text:p>4.4851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788251">
                <text:p>4.7882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307689">
                <text:p>4.3076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756658">
                <text:p>3.7566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775099">
                <text:p>3.7750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19845">
                <text:p>5.198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24255">
                <text:p>4.242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902002">
                <text:p>3.9020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67991">
                <text:p>3.67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381346">
                <text:p>3.3813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955712">
                <text:p>3.9557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503855">
                <text:p>4.5038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849663">
                <text:p>3.8496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930316">
                <text:p>2.9303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214695">
                <text:p>3.2146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771748">
                <text:p>3.7717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87079">
                <text:p>3.870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20014">
                <text:p>3.6200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944915">
                <text:p>3.9449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86542">
                <text:p>3.2865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764853">
                <text:p>4.7648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028474">
                <text:p>3.0284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075037">
                <text:p>3.0750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317133">
                <text:p>3.3171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273731">
                <text:p>3.2737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035291">
                <text:p>4.0352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313473">
                <text:p>3.3134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137253">
                <text:p>3.1372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079007">
                <text:p>4.0790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874644">
                <text:p>3.8746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12852">
                <text:p>3.1128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127868">
                <text:p>4.1278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13666">
                <text:p>3.6136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473989">
                <text:p>3.4739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838475">
                <text:p>3.8384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092287">
                <text:p>5.0922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356482">
                <text:p>4.3564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04568">
                <text:p>4.4045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256455">
                <text:p>5.256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746543">
                <text:p>4.7465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732825">
                <text:p>4.7328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0792">
                <text:p>3.607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797494">
                <text:p>3.7974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766322">
                <text:p>3.7663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987504">
                <text:p>2.9875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237064">
                <text:p>3.2370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551527">
                <text:p>4.5515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64194">
                <text:p>4.641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987248">
                <text:p>4.9872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511159">
                <text:p>3.5111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47668">
                <text:p>3.9476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64274">
                <text:p>3.2642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375868">
                <text:p>3.37586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865624">
                <text:p>3.8656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513398">
                <text:p>4.5133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84012">
                <text:p>3.840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465174">
                <text:p>3.4651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156337">
                <text:p>3.1563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97328">
                <text:p>3.9973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96442">
                <text:p>3.5964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443252">
                <text:p>3.4432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263916">
                <text:p>3.2639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11674">
                <text:p>3.116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05496">
                <text:p>3.054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297842">
                <text:p>3.2978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87796">
                <text:p>3.5877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062736">
                <text:p>3.0627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574828">
                <text:p>3.5748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100584">
                <text:p>3.1005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12673">
                <text:p>3.4126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686835">
                <text:p>3.6868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142118">
                <text:p>3.1421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48532">
                <text:p>3.0485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217894">
                <text:p>3.2178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41504">
                <text:p>4.415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420404">
                <text:p>4.4204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661837">
                <text:p>3.6618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070615">
                <text:p>4.0706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690949">
                <text:p>3.690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968273">
                <text:p>3.9682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.126844">
                <text:p>4.1268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823621">
                <text:p>5.8236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779995">
                <text:p>5.7799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476501">
                <text:p>4.4765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046832">
                <text:p>4.0468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157747">
                <text:p>4.1577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18577">
                <text:p>4.185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625486">
                <text:p>3.6254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80727">
                <text:p>3.7807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246821">
                <text:p>5.2468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578293">
                <text:p>5.5782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975766">
                <text:p>3.9757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562836">
                <text:p>4.5628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333656">
                <text:p>4.3336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805353">
                <text:p>3.8053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104063">
                <text:p>4.1040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86907">
                <text:p>3.7869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571993">
                <text:p>3.5719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147415">
                <text:p>4.1474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373132">
                <text:p>4.3731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451947">
                <text:p>4.4519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961344">
                <text:p>4.9613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776476">
                <text:p>4.7764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828901">
                <text:p>3.8289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62891">
                <text:p>3.4628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.64431">
                <text:p>4.644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33258">
                <text:p>3.7332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579564">
                <text:p>3.5795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081398">
                <text:p>3.0813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492306">
                <text:p>3.4923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499089">
                <text:p>3.4990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.094033">
                <text:p>4.0940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493159">
                <text:p>3.4931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978837">
                <text:p>2.9788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014945">
                <text:p>3.0149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378282">
                <text:p>3.3782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451438">
                <text:p>3.4514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514638">
                <text:p>3.5146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783554">
                <text:p>3.7835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987786">
                <text:p>2.9877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.63773">
                <text:p>4.637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019328">
                <text:p>3.0193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029474">
                <text:p>3.0294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200004">
                <text:p>3.2000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7445">
                <text:p>3.174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787325">
                <text:p>3.7873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202886">
                <text:p>3.2028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999762">
                <text:p>2.9997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72292">
                <text:p>3.8722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744685">
                <text:p>3.7446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881376">
                <text:p>2.8813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964623">
                <text:p>3.9646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416049">
                <text:p>3.4160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44037">
                <text:p>3.440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732325">
                <text:p>3.7323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844035">
                <text:p>4.8440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121118">
                <text:p>4.1211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115821">
                <text:p>4.1158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08918">
                <text:p>5.089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577201">
                <text:p>4.5772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565989">
                <text:p>4.5659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471287">
                <text:p>3.4712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605753">
                <text:p>3.6057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66845">
                <text:p>3.668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878389">
                <text:p>2.8783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963216">
                <text:p>2.9632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093861">
                <text:p>4.0938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426367">
                <text:p>4.4263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552879">
                <text:p>4.5528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411434">
                <text:p>3.4114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795134">
                <text:p>3.7951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43278">
                <text:p>3.0432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242475">
                <text:p>3.2424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779638">
                <text:p>3.7796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368194">
                <text:p>4.3681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686954">
                <text:p>3.6869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278727">
                <text:p>3.2787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870735">
                <text:p>2.87073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51042">
                <text:p>3.8510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313428">
                <text:p>3.3134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311043">
                <text:p>3.3110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881163">
                <text:p>2.8811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837406">
                <text:p>2.8374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9463">
                <text:p>2.94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61988">
                <text:p>2.9619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91208">
                <text:p>3.5912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848446">
                <text:p>2.8484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402641">
                <text:p>3.4026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938033">
                <text:p>2.9380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335196">
                <text:p>3.3351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686231">
                <text:p>3.6862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086761">
                <text:p>3.0867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936563">
                <text:p>2.9365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138443">
                <text:p>3.1384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723016">
                <text:p>3.7230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808338">
                <text:p>3.8083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534665">
                <text:p>3.5346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7053">
                <text:p>3.870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438507">
                <text:p>3.4385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06096">
                <text:p>3.5060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635211">
                <text:p>3.6352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067884">
                <text:p>5.0678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418737">
                <text:p>5.41873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434341">
                <text:p>4.4343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881821">
                <text:p>3.8818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535469">
                <text:p>4.53546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48603">
                <text:p>3.9486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506037">
                <text:p>3.5060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463275">
                <text:p>3.4632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857383">
                <text:p>4.8573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012654">
                <text:p>5.0126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